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NF 6430 - process. 09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0-08" calcext:value-type="date">
            <text:p>08/10/2025</text:p>
          </table:table-cell>
          <table:table-cell table:style-name="ce34" table:formula="of:=[.C15]-[.F1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NF 6439 - process. 10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1-12" calcext:value-type="date">
            <text:p>12/11/2025</text:p>
          </table:table-cell>
          <table:table-cell table:style-name="ce34" table:formula="of:=[.C16]-[.F1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6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4:48:48.658296800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48:48.66924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6:32</meta:creation-date>
    <dc:date>2025-11-13T14:49:11.494735500</dc:date>
    <dc:language>pt-PT</dc:language>
    <meta:editing-cycles>537</meta:editing-cycles>
    <meta:editing-duration>PT13H28M25S</meta:editing-duration>
    <meta:print-date>2020-01-09T15:25:59.98300000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